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LGERIA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brazil</text:p>
          </table:table-cell>
        </table:table-row>
        <table:table-row table:style-name="ro2">
          <table:table-cell office:value-type="string">
            <text:p>CANADA</text:p>
          </table:table-cell>
          <table:table-cell office:value-type="string">
            <text:p>china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dominican republic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england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ghana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hungary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israel</text:p>
          </table:table-cell>
        </table:table-row>
        <table:table-row table:style-name="ro2">
          <table:table-cell office:value-type="string">
            <text:p>JAMAICA</text:p>
          </table:table-cell>
          <table:table-cell office:value-type="string">
            <text:p>japan</text:p>
          </table:table-cell>
        </table:table-row>
        <table:table-row table:style-name="ro1">
          <table:table-cell office:value-type="string">
            <text:p>KOREA</text:p>
          </table:table-cell>
          <table:table-cell office:value-type="string">
            <text:p>kazakhstan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lithuania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mexico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norway</text:p>
          </table:table-cell>
        </table:table-row>
        <table:table-row table:style-name="ro2">
          <table:table-cell office:value-type="string">
            <text:p>OMAN</text:p>
          </table:table-cell>
          <table:table-cell/>
        </table:table-row>
        <table:table-row table:style-name="ro2">
          <table:table-cell office:value-type="string">
            <text:p>PAKISTAN</text:p>
          </table:table-cell>
          <table:table-cell office:value-type="string">
            <text:p>panama</text:p>
          </table:table-cell>
        </table:table-row>
        <table:table-row table:style-name="ro2">
          <table:table-cell office:value-type="string">
            <text:p>QATAR</text:p>
          </table:table-cell>
          <table:table-cell/>
        </table:table-row>
        <table:table-row table:style-name="ro1">
          <table:table-cell office:value-type="string">
            <text:p>ROMANIA</text:p>
          </table:table-cell>
          <table:table-cell office:value-type="string">
            <text:p>russia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witzerland</text:p>
          </table:table-cell>
        </table:table-row>
        <table:table-row table:style-name="ro2">
          <table:table-cell office:value-type="string">
            <text:p>THAILAND</text:p>
          </table:table-cell>
          <table:table-cell office:value-type="string">
            <text:p>turkey</text:p>
          </table:table-cell>
        </table:table-row>
        <table:table-row table:style-name="ro2">
          <table:table-cell office:value-type="string">
            <text:p>UKRAINE</text:p>
          </table:table-cell>
          <table:table-cell office:value-type="string">
            <text:p>united states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vietnam</text:p>
          </table:table-cell>
        </table:table-row>
        <table:table-row table:style-name="ro2">
          <table:table-cell office:value-type="string">
            <text:p>YEMEN</text:p>
          </table:table-cell>
          <table:table-cell/>
        </table:table-row>
        <table:table-row table:style-name="ro1">
          <table:table-cell office:value-type="string">
            <text:p>ZAMBIA</text:p>
          </table:table-cell>
          <table:table-cell office:value-type="string">
            <text:p>zimbabwe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10/05/2018</text:date>, <text:time>23:1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nard Noller</meta:initial-creator>
    <meta:creation-date>2018-10-05T22:37:45.47</meta:creation-date>
    <dc:date>2018-10-05T23:14:34.05</dc:date>
    <dc:creator>Lennard Noller</dc:creator>
    <meta:editing-duration>PT5M19S</meta:editing-duration>
    <meta:editing-cycles>2</meta:editing-cycles>
    <meta:generator>OpenOffice/4.1.5$Win32 OpenOffice.org_project/415m1$Build-9789</meta:generator>
    <meta:document-statistic meta:table-count="3" meta:cell-count="45" meta:object-count="0"/>
  </office:meta>
</office:document-meta>
</file>